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padding="0.071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3"/>
        <table:table-column table:style-name="co2" table:default-cell-style-name="Default"/>
        <table:table-row table:style-name="ro2"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Date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g</text:p>
          </table:table-cell>
          <table:table-cell office:value-type="string" calcext:value-type="string">
            <text:p>Name</text:p>
          </table:table-cell>
        </table:table-row>
        <table:table-row table:style-name="ro3">
          <table:table-cell office:value-type="string" calcext:value-type="string">
            <text:p>http://foodsafety.data.admin.ch/business/49700</text:p>
          </table:table-cell>
          <table:table-cell office:value-type="string" calcext:value-type="string">
            <text:p>2012-05-11+01:00</text:p>
          </table:table-cell>
          <table:table-cell office:value-type="float" office:value="46.1028866778618" calcext:value-type="float">
            <text:p>46.1028866778618</text:p>
          </table:table-cell>
          <table:table-cell office:value-type="float" office:value="8.33407060678818" calcext:value-type="float">
            <text:p>8.33407060678818</text:p>
          </table:table-cell>
          <table:table-cell office:value-type="string" calcext:value-type="string">
            <text:p>Testbetrieb1</text:p>
          </table:table-cell>
        </table:table-row>
        <table:table-row table:style-name="ro3">
          <table:table-cell office:value-type="string" calcext:value-type="string">
            <text:p>http://foodsafety.data.admin.ch/business/42982</text:p>
          </table:table-cell>
          <table:table-cell office:value-type="string" calcext:value-type="string">
            <text:p>2012-03-02+01:00</text:p>
          </table:table-cell>
          <table:table-cell office:value-type="float" office:value="47.6208122210455" calcext:value-type="float">
            <text:p>47.6208122210455</text:p>
          </table:table-cell>
          <table:table-cell office:value-type="float" office:value="6.44854704178947" calcext:value-type="float">
            <text:p>6.44854704178947</text:p>
          </table:table-cell>
          <table:table-cell office:value-type="string" calcext:value-type="string">
            <text:p>Testbetrieb2</text:p>
          </table:table-cell>
        </table:table-row>
        <table:table-row table:style-name="ro3">
          <table:table-cell office:value-type="string" calcext:value-type="string">
            <text:p>http://foodsafety.data.admin.ch/business/51396</text:p>
          </table:table-cell>
          <table:table-cell office:value-type="string" calcext:value-type="string">
            <text:p>2012-01-02+01:00</text:p>
          </table:table-cell>
          <table:table-cell office:value-type="float" office:value="46.9267121798951" calcext:value-type="float">
            <text:p>46.9267121798951</text:p>
          </table:table-cell>
          <table:table-cell office:value-type="float" office:value="6.62452622191333" calcext:value-type="float">
            <text:p>6.62452622191333</text:p>
          </table:table-cell>
          <table:table-cell office:value-type="string" calcext:value-type="string">
            <text:p>Testbetrieb3</text:p>
          </table:table-cell>
        </table:table-row>
        <table:table-row table:style-name="ro3">
          <table:table-cell office:value-type="string" calcext:value-type="string">
            <text:p>http://foodsafety.data.admin.ch/business/50657</text:p>
          </table:table-cell>
          <table:table-cell office:value-type="string" calcext:value-type="string">
            <text:p>2012-01-31+01:00</text:p>
          </table:table-cell>
          <table:table-cell office:value-type="float" office:value="47.2187498505966" calcext:value-type="float">
            <text:p>47.2187498505966</text:p>
          </table:table-cell>
          <table:table-cell office:value-type="float" office:value="7.60534624125964" calcext:value-type="float">
            <text:p>7.60534624125964</text:p>
          </table:table-cell>
          <table:table-cell office:value-type="string" calcext:value-type="string">
            <text:p>Testbetrieb4</text:p>
          </table:table-cell>
        </table:table-row>
        <table:table-row table:style-name="ro3">
          <table:table-cell office:value-type="string" calcext:value-type="string">
            <text:p>http://foodsafety.data.admin.ch/business/48729</text:p>
          </table:table-cell>
          <table:table-cell office:value-type="string" calcext:value-type="string">
            <text:p>2012-09-06+01:00</text:p>
          </table:table-cell>
          <table:table-cell office:value-type="float" office:value="47.7231229273263" calcext:value-type="float">
            <text:p>47.7231229273263</text:p>
          </table:table-cell>
          <table:table-cell office:value-type="float" office:value="7.29840553046095" calcext:value-type="float">
            <text:p>7.29840553046095</text:p>
          </table:table-cell>
          <table:table-cell office:value-type="string" calcext:value-type="string">
            <text:p>Testbetrieb5</text:p>
          </table:table-cell>
        </table:table-row>
        <table:table-row table:style-name="ro3">
          <table:table-cell office:value-type="string" calcext:value-type="string">
            <text:p>http://foodsafety.data.admin.ch/business/51941</text:p>
          </table:table-cell>
          <table:table-cell office:value-type="string" calcext:value-type="string">
            <text:p>2012-10-09+01:00</text:p>
          </table:table-cell>
          <table:table-cell office:value-type="float" office:value="46.8276472752073" calcext:value-type="float">
            <text:p>46.8276472752073</text:p>
          </table:table-cell>
          <table:table-cell office:value-type="float" office:value="9.9148851588848" calcext:value-type="float">
            <text:p>9.9148851588848</text:p>
          </table:table-cell>
          <table:table-cell office:value-type="string" calcext:value-type="string">
            <text:p>Testbetrieb6</text:p>
          </table:table-cell>
        </table:table-row>
        <table:table-row table:style-name="ro3">
          <table:table-cell office:value-type="string" calcext:value-type="string">
            <text:p>http://foodsafety.data.admin.ch/business/53072</text:p>
          </table:table-cell>
          <table:table-cell office:value-type="string" calcext:value-type="string">
            <text:p>2012-08-06+01:00</text:p>
          </table:table-cell>
          <table:table-cell office:value-type="float" office:value="45.8516186902862" calcext:value-type="float">
            <text:p>45.8516186902862</text:p>
          </table:table-cell>
          <table:table-cell office:value-type="float" office:value="7.99930432265764" calcext:value-type="float">
            <text:p>7.99930432265764</text:p>
          </table:table-cell>
          <table:table-cell office:value-type="string" calcext:value-type="string">
            <text:p>Testbetrieb7</text:p>
          </table:table-cell>
        </table:table-row>
        <table:table-row table:style-name="ro3">
          <table:table-cell office:value-type="string" calcext:value-type="string">
            <text:p>http://foodsafety.data.admin.ch/business/51662</text:p>
          </table:table-cell>
          <table:table-cell office:value-type="string" calcext:value-type="string">
            <text:p>2012-11-08+01:00</text:p>
          </table:table-cell>
          <table:table-cell office:value-type="float" office:value="46.4702841929822" calcext:value-type="float">
            <text:p>46.4702841929822</text:p>
          </table:table-cell>
          <table:table-cell office:value-type="float" office:value="9.15626832315052" calcext:value-type="float">
            <text:p>9.15626832315052</text:p>
          </table:table-cell>
          <table:table-cell office:value-type="string" calcext:value-type="string">
            <text:p>Testbetrieb8</text:p>
          </table:table-cell>
        </table:table-row>
        <table:table-row table:style-name="ro3">
          <table:table-cell office:value-type="string" calcext:value-type="string">
            <text:p>http://foodsafety.data.admin.ch/business/41566</text:p>
          </table:table-cell>
          <table:table-cell office:value-type="string" calcext:value-type="string">
            <text:p>2012-02-20+01:00</text:p>
          </table:table-cell>
          <table:table-cell office:value-type="float" office:value="46.2066994111945" calcext:value-type="float">
            <text:p>46.2066994111945</text:p>
          </table:table-cell>
          <table:table-cell office:value-type="float" office:value="6.44093144258967" calcext:value-type="float">
            <text:p>6.44093144258967</text:p>
          </table:table-cell>
          <table:table-cell office:value-type="string" calcext:value-type="string">
            <text:p>Testbetrieb9</text:p>
          </table:table-cell>
        </table:table-row>
        <table:table-row table:style-name="ro3">
          <table:table-cell office:value-type="string" calcext:value-type="string">
            <text:p>http://foodsafety.data.admin.ch/business/43930</text:p>
          </table:table-cell>
          <table:table-cell office:value-type="string" calcext:value-type="string">
            <text:p>2012-11-05+01:00</text:p>
          </table:table-cell>
          <table:table-cell office:value-type="float" office:value="47.5763663209142" calcext:value-type="float">
            <text:p>47.5763663209142</text:p>
          </table:table-cell>
          <table:table-cell office:value-type="float" office:value="6.88430463921856" calcext:value-type="float">
            <text:p>6.88430463921856</text:p>
          </table:table-cell>
          <table:table-cell office:value-type="string" calcext:value-type="string">
            <text:p>Testbetrieb10</text:p>
          </table:table-cell>
        </table:table-row>
        <table:table-row table:style-name="ro3">
          <table:table-cell office:value-type="string" calcext:value-type="string">
            <text:p>http://foodsafety.data.admin.ch/business/51920</text:p>
          </table:table-cell>
          <table:table-cell office:value-type="string" calcext:value-type="string">
            <text:p>2012-09-18+01:00</text:p>
          </table:table-cell>
          <table:table-cell office:value-type="float" office:value="46.0205032049448" calcext:value-type="float">
            <text:p>46.0205032049448</text:p>
          </table:table-cell>
          <table:table-cell office:value-type="float" office:value="9.37265690407348" calcext:value-type="float">
            <text:p>9.37265690407348</text:p>
          </table:table-cell>
          <table:table-cell office:value-type="string" calcext:value-type="string">
            <text:p>Testbetrieb11</text:p>
          </table:table-cell>
        </table:table-row>
        <table:table-row table:style-name="ro3">
          <table:table-cell office:value-type="string" calcext:value-type="string">
            <text:p>http://foodsafety.data.admin.ch/business/44609</text:p>
          </table:table-cell>
          <table:table-cell office:value-type="string" calcext:value-type="string">
            <text:p>2012-03-06+01:00</text:p>
          </table:table-cell>
          <table:table-cell office:value-type="float" office:value="47.3104868236994" calcext:value-type="float">
            <text:p>47.3104868236994</text:p>
          </table:table-cell>
          <table:table-cell office:value-type="float" office:value="8.46389599205978" calcext:value-type="float">
            <text:p>8.46389599205978</text:p>
          </table:table-cell>
          <table:table-cell office:value-type="string" calcext:value-type="string">
            <text:p>Testbetrieb12</text:p>
          </table:table-cell>
        </table:table-row>
        <table:table-row table:style-name="ro3">
          <table:table-cell office:value-type="string" calcext:value-type="string">
            <text:p>http://foodsafety.data.admin.ch/business/41605</text:p>
          </table:table-cell>
          <table:table-cell office:value-type="string" calcext:value-type="string">
            <text:p>2012-11-20+01:00</text:p>
          </table:table-cell>
          <table:table-cell office:value-type="float" office:value="47.4944699104829" calcext:value-type="float">
            <text:p>47.4944699104829</text:p>
          </table:table-cell>
          <table:table-cell office:value-type="float" office:value="7.70423108605865" calcext:value-type="float">
            <text:p>7.70423108605865</text:p>
          </table:table-cell>
          <table:table-cell office:value-type="string" calcext:value-type="string">
            <text:p>Testbetrieb13</text:p>
          </table:table-cell>
        </table:table-row>
        <table:table-row table:style-name="ro3">
          <table:table-cell office:value-type="string" calcext:value-type="string">
            <text:p>http://foodsafety.data.admin.ch/business/48729</text:p>
          </table:table-cell>
          <table:table-cell office:value-type="string" calcext:value-type="string">
            <text:p>2012-12-17+01:00</text:p>
          </table:table-cell>
          <table:table-cell office:value-type="float" office:value="46.6479988860041" calcext:value-type="float">
            <text:p>46.6479988860041</text:p>
          </table:table-cell>
          <table:table-cell office:value-type="float" office:value="10.2974529198546" calcext:value-type="float">
            <text:p>10.2974529198546</text:p>
          </table:table-cell>
          <table:table-cell office:value-type="string" calcext:value-type="string">
            <text:p>Testbetrieb14</text:p>
          </table:table-cell>
        </table:table-row>
        <table:table-row table:style-name="ro3">
          <table:table-cell office:value-type="string" calcext:value-type="string">
            <text:p>http://foodsafety.data.admin.ch/business/42031</text:p>
          </table:table-cell>
          <table:table-cell office:value-type="string" calcext:value-type="string">
            <text:p>2012-08-06+01:00</text:p>
          </table:table-cell>
          <table:table-cell office:value-type="float" office:value="47.0300401158295" calcext:value-type="float">
            <text:p>47.0300401158295</text:p>
          </table:table-cell>
          <table:table-cell office:value-type="float" office:value="7.23879954282009" calcext:value-type="float">
            <text:p>7.23879954282009</text:p>
          </table:table-cell>
          <table:table-cell office:value-type="string" calcext:value-type="string">
            <text:p>Testbetrieb15</text:p>
          </table:table-cell>
        </table:table-row>
        <table:table-row table:style-name="ro3">
          <table:table-cell office:value-type="string" calcext:value-type="string">
            <text:p>http://foodsafety.data.admin.ch/business/48729</text:p>
          </table:table-cell>
          <table:table-cell office:value-type="string" calcext:value-type="string">
            <text:p>2012-10-02+01:00</text:p>
          </table:table-cell>
          <table:table-cell office:value-type="float" office:value="47.7585710099086" calcext:value-type="float">
            <text:p>47.7585710099086</text:p>
          </table:table-cell>
          <table:table-cell office:value-type="float" office:value="6.82990598408171" calcext:value-type="float">
            <text:p>6.82990598408171</text:p>
          </table:table-cell>
          <table:table-cell office:value-type="string" calcext:value-type="string">
            <text:p>Testbetrieb16</text:p>
          </table:table-cell>
        </table:table-row>
        <table:table-row table:style-name="ro3">
          <table:table-cell office:value-type="string" calcext:value-type="string">
            <text:p>http://foodsafety.data.admin.ch/business/53457</text:p>
          </table:table-cell>
          <table:table-cell office:value-type="string" calcext:value-type="string">
            <text:p>2012-03-26+01:00</text:p>
          </table:table-cell>
          <table:table-cell office:value-type="float" office:value="47.1995563624803" calcext:value-type="float">
            <text:p>47.1995563624803</text:p>
          </table:table-cell>
          <table:table-cell office:value-type="float" office:value="7.06476720280102" calcext:value-type="float">
            <text:p>7.06476720280102</text:p>
          </table:table-cell>
          <table:table-cell office:value-type="string" calcext:value-type="string">
            <text:p>Testbetrieb17</text:p>
          </table:table-cell>
        </table:table-row>
        <table:table-row table:style-name="ro3">
          <table:table-cell office:value-type="string" calcext:value-type="string">
            <text:p>http://foodsafety.data.admin.ch/business/49700</text:p>
          </table:table-cell>
          <table:table-cell office:value-type="string" calcext:value-type="string">
            <text:p>2012-02-20+01:00</text:p>
          </table:table-cell>
          <table:table-cell office:value-type="float" office:value="47.7369674316289" calcext:value-type="float">
            <text:p>47.7369674316289</text:p>
          </table:table-cell>
          <table:table-cell office:value-type="float" office:value="10.0723073360162" calcext:value-type="float">
            <text:p>10.0723073360162</text:p>
          </table:table-cell>
          <table:table-cell office:value-type="string" calcext:value-type="string">
            <text:p>Testbetrieb18</text:p>
          </table:table-cell>
        </table:table-row>
        <table:table-row table:style-name="ro3">
          <table:table-cell office:value-type="string" calcext:value-type="string">
            <text:p>http://foodsafety.data.admin.ch/business/48729</text:p>
          </table:table-cell>
          <table:table-cell office:value-type="string" calcext:value-type="string">
            <text:p>2012-06-26+01:00</text:p>
          </table:table-cell>
          <table:table-cell office:value-type="float" office:value="45.8480583267128" calcext:value-type="float">
            <text:p>45.8480583267128</text:p>
          </table:table-cell>
          <table:table-cell office:value-type="float" office:value="7.10807393991161" calcext:value-type="float">
            <text:p>7.10807393991161</text:p>
          </table:table-cell>
          <table:table-cell office:value-type="string" calcext:value-type="string">
            <text:p>Testbetrieb19</text:p>
          </table:table-cell>
        </table:table-row>
        <table:table-row table:style-name="ro3">
          <table:table-cell office:value-type="string" calcext:value-type="string">
            <text:p>http://foodsafety.data.admin.ch/business/45044</text:p>
          </table:table-cell>
          <table:table-cell office:value-type="string" calcext:value-type="string">
            <text:p>2012-01-10+01:00</text:p>
          </table:table-cell>
          <table:table-cell office:value-type="float" office:value="46.6924116572836" calcext:value-type="float">
            <text:p>46.6924116572836</text:p>
          </table:table-cell>
          <table:table-cell office:value-type="float" office:value="9.16117669967544" calcext:value-type="float">
            <text:p>9.16117669967544</text:p>
          </table:table-cell>
          <table:table-cell office:value-type="string" calcext:value-type="string">
            <text:p>Testbetrieb20</text:p>
          </table:table-cell>
        </table:table-row>
        <table:table-row table:style-name="ro3">
          <table:table-cell office:value-type="string" calcext:value-type="string">
            <text:p>http://foodsafety.data.admin.ch/business/53457</text:p>
          </table:table-cell>
          <table:table-cell office:value-type="string" calcext:value-type="string">
            <text:p>2012-10-17+01:00</text:p>
          </table:table-cell>
          <table:table-cell office:value-type="float" office:value="46.7998916664213" calcext:value-type="float">
            <text:p>46.7998916664213</text:p>
          </table:table-cell>
          <table:table-cell office:value-type="float" office:value="6.17450634350037" calcext:value-type="float">
            <text:p>6.17450634350037</text:p>
          </table:table-cell>
          <table:table-cell office:value-type="string" calcext:value-type="string">
            <text:p>Testbetrieb21</text:p>
          </table:table-cell>
        </table:table-row>
        <table:table-row table:style-name="ro3">
          <table:table-cell office:value-type="string" calcext:value-type="string">
            <text:p>http://foodsafety.data.admin.ch/business/42712</text:p>
          </table:table-cell>
          <table:table-cell office:value-type="string" calcext:value-type="string">
            <text:p>2012-01-19+01:00</text:p>
          </table:table-cell>
          <table:table-cell office:value-type="float" office:value="46.5979160218508" calcext:value-type="float">
            <text:p>46.5979160218508</text:p>
          </table:table-cell>
          <table:table-cell office:value-type="float" office:value="7.26259275374147" calcext:value-type="float">
            <text:p>7.26259275374147</text:p>
          </table:table-cell>
          <table:table-cell office:value-type="string" calcext:value-type="string">
            <text:p>Testbetrieb22</text:p>
          </table:table-cell>
        </table:table-row>
        <table:table-row table:style-name="ro3">
          <table:table-cell office:value-type="string" calcext:value-type="string">
            <text:p>http://foodsafety.data.admin.ch/business/48729</text:p>
          </table:table-cell>
          <table:table-cell office:value-type="string" calcext:value-type="string">
            <text:p>2012-05-01+01:00</text:p>
          </table:table-cell>
          <table:table-cell office:value-type="float" office:value="47.2922058093174" calcext:value-type="float">
            <text:p>47.2922058093174</text:p>
          </table:table-cell>
          <table:table-cell office:value-type="float" office:value="7.69801394442531" calcext:value-type="float">
            <text:p>7.69801394442531</text:p>
          </table:table-cell>
          <table:table-cell office:value-type="string" calcext:value-type="string">
            <text:p>Testbetrieb23</text:p>
          </table:table-cell>
        </table:table-row>
        <table:table-row table:style-name="ro3">
          <table:table-cell office:value-type="string" calcext:value-type="string">
            <text:p>http://foodsafety.data.admin.ch/business/40397</text:p>
          </table:table-cell>
          <table:table-cell office:value-type="string" calcext:value-type="string">
            <text:p>2012-06-12+01:00</text:p>
          </table:table-cell>
          <table:table-cell office:value-type="float" office:value="47.238616414207" calcext:value-type="float">
            <text:p>47.238616414207</text:p>
          </table:table-cell>
          <table:table-cell office:value-type="float" office:value="9.98854668223289" calcext:value-type="float">
            <text:p>9.98854668223289</text:p>
          </table:table-cell>
          <table:table-cell office:value-type="string" calcext:value-type="string">
            <text:p>Testbetrieb24</text:p>
          </table:table-cell>
        </table:table-row>
        <table:table-row table:style-name="ro3">
          <table:table-cell office:value-type="string" calcext:value-type="string">
            <text:p>http://foodsafety.data.admin.ch/business/48729</text:p>
          </table:table-cell>
          <table:table-cell office:value-type="string" calcext:value-type="string">
            <text:p>2012-04-30+01:00</text:p>
          </table:table-cell>
          <table:table-cell office:value-type="float" office:value="45.837500869794" calcext:value-type="float">
            <text:p>45.837500869794</text:p>
          </table:table-cell>
          <table:table-cell office:value-type="float" office:value="8.14035979497479" calcext:value-type="float">
            <text:p>8.14035979497479</text:p>
          </table:table-cell>
          <table:table-cell office:value-type="string" calcext:value-type="string">
            <text:p>Testbetrieb25</text:p>
          </table:table-cell>
        </table:table-row>
        <table:table-row table:style-name="ro3">
          <table:table-cell office:value-type="string" calcext:value-type="string">
            <text:p>http://foodsafety.data.admin.ch/business/41929</text:p>
          </table:table-cell>
          <table:table-cell office:value-type="string" calcext:value-type="string">
            <text:p>2012-10-22+01:00</text:p>
          </table:table-cell>
          <table:table-cell office:value-type="float" office:value="47.158999100878" calcext:value-type="float">
            <text:p>47.158999100878</text:p>
          </table:table-cell>
          <table:table-cell office:value-type="float" office:value="8.52607552873706" calcext:value-type="float">
            <text:p>8.52607552873706</text:p>
          </table:table-cell>
          <table:table-cell office:value-type="string" calcext:value-type="string">
            <text:p>Testbetrieb26</text:p>
          </table:table-cell>
        </table:table-row>
        <table:table-row table:style-name="ro3">
          <table:table-cell office:value-type="string" calcext:value-type="string">
            <text:p>http://foodsafety.data.admin.ch/business/42712</text:p>
          </table:table-cell>
          <table:table-cell office:value-type="string" calcext:value-type="string">
            <text:p>2012-05-26+01:00</text:p>
          </table:table-cell>
          <table:table-cell office:value-type="float" office:value="46.0172736231605" calcext:value-type="float">
            <text:p>46.0172736231605</text:p>
          </table:table-cell>
          <table:table-cell office:value-type="float" office:value="6.73608301050525" calcext:value-type="float">
            <text:p>6.73608301050525</text:p>
          </table:table-cell>
          <table:table-cell office:value-type="string" calcext:value-type="string">
            <text:p>Testbetrieb27</text:p>
          </table:table-cell>
        </table:table-row>
        <table:table-row table:style-name="ro3">
          <table:table-cell office:value-type="string" calcext:value-type="string">
            <text:p>http://foodsafety.data.admin.ch/business/51719</text:p>
          </table:table-cell>
          <table:table-cell office:value-type="string" calcext:value-type="string">
            <text:p>2012-06-11+01:00</text:p>
          </table:table-cell>
          <table:table-cell office:value-type="float" office:value="46.87413627879" calcext:value-type="float">
            <text:p>46.87413627879</text:p>
          </table:table-cell>
          <table:table-cell office:value-type="float" office:value="7.50299007361169" calcext:value-type="float">
            <text:p>7.50299007361169</text:p>
          </table:table-cell>
          <table:table-cell office:value-type="string" calcext:value-type="string">
            <text:p>Testbetrieb28</text:p>
          </table:table-cell>
        </table:table-row>
        <table:table-row table:style-name="ro3">
          <table:table-cell office:value-type="string" calcext:value-type="string">
            <text:p>http://foodsafety.data.admin.ch/business/48729</text:p>
          </table:table-cell>
          <table:table-cell office:value-type="string" calcext:value-type="string">
            <text:p>2012-07-23+01:00</text:p>
          </table:table-cell>
          <table:table-cell office:value-type="float" office:value="46.8653358039551" calcext:value-type="float">
            <text:p>46.8653358039551</text:p>
          </table:table-cell>
          <table:table-cell office:value-type="float" office:value="7.71695697093526" calcext:value-type="float">
            <text:p>7.71695697093526</text:p>
          </table:table-cell>
          <table:table-cell office:value-type="string" calcext:value-type="string">
            <text:p>Testbetrieb29</text:p>
          </table:table-cell>
        </table:table-row>
        <table:table-row table:style-name="ro3">
          <table:table-cell office:value-type="string" calcext:value-type="string">
            <text:p>http://foodsafety.data.admin.ch/business/44607</text:p>
          </table:table-cell>
          <table:table-cell office:value-type="string" calcext:value-type="string">
            <text:p>2012-04-23+01:00</text:p>
          </table:table-cell>
          <table:table-cell office:value-type="float" office:value="47.2080798741851" calcext:value-type="float">
            <text:p>47.2080798741851</text:p>
          </table:table-cell>
          <table:table-cell office:value-type="float" office:value="8.6627559961262" calcext:value-type="float">
            <text:p>8.6627559961262</text:p>
          </table:table-cell>
          <table:table-cell office:value-type="string" calcext:value-type="string">
            <text:p>Testbetrieb30</text:p>
          </table:table-cell>
        </table:table-row>
        <table:table-row table:style-name="ro3">
          <table:table-cell office:value-type="string" calcext:value-type="string">
            <text:p>http://foodsafety.data.admin.ch/business/48729</text:p>
          </table:table-cell>
          <table:table-cell office:value-type="string" calcext:value-type="string">
            <text:p>2012-03-12+01:00</text:p>
          </table:table-cell>
          <table:table-cell office:value-type="float" office:value="46.4566393629857" calcext:value-type="float">
            <text:p>46.4566393629857</text:p>
          </table:table-cell>
          <table:table-cell office:value-type="float" office:value="7.02679700225883" calcext:value-type="float">
            <text:p>7.02679700225883</text:p>
          </table:table-cell>
          <table:table-cell office:value-type="string" calcext:value-type="string">
            <text:p>Testbetrieb31</text:p>
          </table:table-cell>
        </table:table-row>
        <table:table-row table:style-name="ro3">
          <table:table-cell office:value-type="string" calcext:value-type="string">
            <text:p>http://foodsafety.data.admin.ch/business/53072</text:p>
          </table:table-cell>
          <table:table-cell office:value-type="string" calcext:value-type="string">
            <text:p>2012-12-04+01:00</text:p>
          </table:table-cell>
          <table:table-cell office:value-type="float" office:value="46.1652817965319" calcext:value-type="float">
            <text:p>46.1652817965319</text:p>
          </table:table-cell>
          <table:table-cell office:value-type="float" office:value="10.3929543027545" calcext:value-type="float">
            <text:p>10.3929543027545</text:p>
          </table:table-cell>
          <table:table-cell office:value-type="string" calcext:value-type="string">
            <text:p>Testbetrieb32</text:p>
          </table:table-cell>
        </table:table-row>
        <table:table-row table:style-name="ro4"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text>Fr. </number:text>
      <number:number number:decimal-places="0" number:min-integer-digits="1" number:grouping="true"/>
    </number:number-style>
    <number:number-style style:name="N108">
      <number:text>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Fr. </number:text>
      <number:number number:decimal-places="0" number:min-integer-digits="1" number:grouping="true"/>
    </number:number-style>
    <number:number-style style:name="N109">
      <style:text-properties fo:color="#ff0000"/>
      <number:text>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2" number:min-integer-digits="1" number:grouping="true"/>
    </number:number-style>
    <number:number-style style:name="N110">
      <number:text>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Fr. </number:text>
      <number:number number:decimal-places="2" number:min-integer-digits="1" number:grouping="true"/>
    </number:number-style>
    <number:number-style style:name="N111">
      <style:text-properties fo:color="#ff0000"/>
      <number:text>Fr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Fr. 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 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Fr. </number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r. </number:text>
      <loext:fill-character> </loext:fill-character>
      <number:number number:decimal-places="2" number:min-integer-digits="1" number:grouping="true"/>
      <number:text> </number:text>
    </number:number-style>
    <number:number-style style:name="N119P1" style:volatile="true">
      <number:text> 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9P2" style:volatile="true">
      <number:text> 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CH">
      <number:text>SFr. </number:text>
      <number:number number: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2" number:min-integer-digits="1" number:grouping="true"/>
    </number:number-style>
    <number:number-style style:name="N10114" number:language="de" number:country="CH">
      <number:text>SFr. -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.00.0000</text:date>, <text:time style:data-style-name="N2" text:time-value="08:43:33.2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8S</meta:editing-duration>
    <meta:editing-cycles>4</meta:editing-cycles>
    <meta:generator>LibreOffice/4.2.0.4$Windows_x86 LibreOffice_project/05dceb5d363845f2cf968344d7adab8dcfb2ba71</meta:generator>
    <dc:date>2016-03-17T08:59:03.857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